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98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1">
          <table:table-cell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formula="oooc:=[.A26]+1"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formula="oooc:=[.A27]+1"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formula="oooc:=[.A28]+1" office:value-type="float" office:value="27">
            <text:p>27</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formula="oooc:=[.A29]+1" office:value-type="float" office:value="28">
            <text:p>28</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formula="oooc:=[.A30]+1" office:value-type="float" office:value="29">
            <text:p>29</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formula="oooc:=[.A31]+1"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formula="oooc:=[.A32]+1" office:value-type="float" office:value="31">
            <text:p>31</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formula="oooc:=[.A33]+1" office:value-type="float" office:value="32">
            <text:p>32</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formula="oooc:=[.A34]+1" office:value-type="float" office:value="33">
            <text:p>33</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formula="oooc:=[.A35]+1" office:value-type="float" office:value="34">
            <text:p>34</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formula="oooc:=[.A36]+1" office:value-type="float" office:value="35">
            <text:p>35</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formula="oooc:=[.A37]+1" office:value-type="float" office:value="36">
            <text:p>36</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formula="oooc:=[.A38]+1" office:value-type="float" office:value="37">
            <text:p>37</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formula="oooc:=[.A39]+1" office:value-type="float" office:value="38">
            <text:p>38</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formula="oooc:=[.A40]+1" office:value-type="float" office:value="39">
            <text:p>39</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formula="oooc:=[.A41]+1" office:value-type="float" office:value="40">
            <text:p>40</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formula="oooc:=[.A42]+1" office:value-type="float" office:value="41">
            <text:p>41</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formula="oooc:=[.A43]+1" office:value-type="float" office:value="42">
            <text:p>42</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formula="oooc:=[.A44]+1" office:value-type="float" office:value="43">
            <text:p>43</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formula="oooc:=[.A45]+1" office:value-type="float" office:value="44">
            <text:p>44</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formula="oooc:=[.A46]+1" office:value-type="float" office:value="45">
            <text:p>45</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formula="oooc:=[.A47]+1" office:value-type="float" office:value="46">
            <text:p>46</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formula="oooc:=[.A48]+1" office:value-type="float" office:value="47">
            <text:p>47</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formula="oooc:=[.A49]+1" office:value-type="float" office:value="48">
            <text:p>48</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formula="oooc:=[.A50]+1" office:value-type="float" office:value="49">
            <text:p>49</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formula="oooc:=[.A51]+1" office:value-type="float" office:value="50">
            <text:p>50</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formula="oooc:=[.A52]+1" office:value-type="float" office:value="51">
            <text:p>51</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verificato</text:p>
          </table:table-cell>
          <table:table-cell table:style-name="ce14"/>
          <table:table-cell table:style-name="ce11" table:number-columns-repeated="1018"/>
        </table:table-row>
        <table:table-row table:style-name="ro1">
          <table:table-cell table:formula="oooc:=[.A53]+1" office:value-type="float" office:value="52">
            <text:p>52</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verificato</text:p>
          </table:table-cell>
          <table:table-cell table:number-columns-repeated="1019"/>
        </table:table-row>
        <table:table-row table:style-name="ro1">
          <table:table-cell table:formula="oooc:=[.A54]+1" office:value-type="float" office:value="53">
            <text:p>53</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table:table-cell table:number-columns-repeated="1019"/>
        </table:table-row>
        <table:table-row table:style-name="ro1">
          <table:table-cell table:formula="oooc:=[.A53]+1" office:value-type="float" office:value="52">
            <text:p>52</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formula="oooc:=[.A54]+1" office:value-type="float" office:value="53">
            <text:p>53</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formula="oooc:=[.A55]+1" office:value-type="float" office:value="54">
            <text:p>54</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formula="oooc:=[.A56]+1" office:value-type="float" office:value="53">
            <text:p>53</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formula="oooc:=[.A59]+1" office:value-type="float" office:value="54">
            <text:p>54</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formula="oooc:=[.A60]+1" office:value-type="float" office:value="55">
            <text:p>55</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formula="oooc:=[.A61]+1" office:value-type="float" office:value="56">
            <text:p>56</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formula="oooc:=[.A62]+1" office:value-type="float" office:value="57">
            <text:p>57</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formula="oooc:=[.A63]+1" office:value-type="float" office:value="58">
            <text:p>58</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formula="oooc:=[.A64]+1" office:value-type="float" office:value="59">
            <text:p>59</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formula="oooc:=[.A65]+1" office:value-type="float" office:value="60">
            <text:p>60</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formula="oooc:=[.A66]+1" office:value-type="float" office:value="61">
            <text:p>61</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formula="oooc:=[.A67]+1" office:value-type="float" office:value="62">
            <text:p>62</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formula="oooc:=[.A68]+1" office:value-type="float" office:value="63">
            <text:p>63</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formula="oooc:=[.A69]+1" office:value-type="float" office:value="64">
            <text:p>64</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formula="oooc:=[.A70]+1" office:value-type="float" office:value="65">
            <text:p>65</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formula="oooc:=[.A71]+1" office:value-type="float" office:value="66">
            <text:p>66</text:p>
          </table:table-cell>
          <table:table-cell table:style-name="ce11" office:value-type="string">
            <text:p>CA control state</text:p>
          </table:table-cell>
          <table:table-cell table:style-name="ce11" office:value-type="string">
            <text:p>err_txt_ca_ok</text:p>
          </table:table-cell>
          <table:table-cell table:style-name="ce14"/>
          <table:table-cell table:style-name="ce11" office:value-type="string">
            <text:p>rCA accreditata</text:p>
          </table:table-cell>
          <table:table-cell table:style-name="ce14"/>
          <table:table-cell table:style-name="ce11" table:number-columns-repeated="1018"/>
        </table:table-row>
        <table:table-row table:style-name="ro1">
          <table:table-cell table:formula="oooc:=[.A72]+1" office:value-type="float" office:value="67">
            <text:p>67</text:p>
          </table:table-cell>
          <table:table-cell/>
          <table:table-cell office:value-type="string">
            <text:p>err_txt_ca_noctrl</text:p>
          </table:table-cell>
          <table:table-cell/>
          <table:table-cell table:style-name="ce19" office:value-type="string">
            <text:p>wControllo certificato CNIPA non eseguito</text:p>
          </table:table-cell>
          <table:table-cell table:number-columns-repeated="1019"/>
        </table:table-row>
        <table:table-row table:style-name="ro1">
          <table:table-cell table:formula="oooc:=[.A73]+1" office:value-type="float" office:value="68">
            <text:p>68</text:p>
          </table:table-cell>
          <table:table-cell/>
          <table:table-cell office:value-type="string">
            <text:p>err_txt_ca_ko</text:p>
          </table:table-cell>
          <table:table-cell/>
          <table:table-cell table:style-name="ce19" office:value-type="string">
            <text:p>eCA non accreditata</text:p>
          </table:table-cell>
          <table:table-cell table:number-columns-repeated="1019"/>
        </table:table-row>
        <table:table-row table:style-name="ro1">
          <table:table-cell table:formula="oooc:=[.A74]+1" office:value-type="float" office:value="69">
            <text:p>69</text:p>
          </table:table-cell>
          <table:table-cell/>
          <table:table-cell office:value-type="string">
            <text:p>err_txt_ca_stale</text:p>
          </table:table-cell>
          <table:table-cell/>
          <table:table-cell table:style-name="ce19" office:value-type="string">
            <text:p>wDB CA non aggiornato</text:p>
          </table:table-cell>
          <table:table-cell table:number-columns-repeated="1019"/>
        </table:table-row>
        <table:table-row table:style-name="ro1">
          <table:table-cell table:formula="oooc:=[.A75]+1" office:value-type="float" office:value="70">
            <text:p>70</text:p>
          </table:table-cell>
          <table:table-cell/>
          <table:table-cell office:value-type="string">
            <text:p>err_txt_ca_nover</text:p>
          </table:table-cell>
          <table:table-cell/>
          <table:table-cell table:style-name="ce19" office:value-type="string">
            <text:p>wImpronta DB CA non verificata</text:p>
          </table:table-cell>
          <table:table-cell table:number-columns-repeated="1019"/>
        </table:table-row>
        <table:table-row table:style-name="ro1">
          <table:table-cell table:formula="oooc:=[.A76]+1" office:value-type="float" office:value="71">
            <text:p>71</text:p>
          </table:table-cell>
          <table:table-cell/>
          <table:table-cell office:value-type="string">
            <text:p>err_txt_ca_noact</text:p>
          </table:table-cell>
          <table:table-cell/>
          <table:table-cell table:style-name="ce19" office:value-type="string">
            <text:p>wAggiornamento DB CA non attivo (opzioni)</text:p>
          </table:table-cell>
          <table:table-cell table:number-columns-repeated="1019"/>
        </table:table-row>
        <table:table-row table:style-name="ro1">
          <table:table-cell table:formula="oooc:=[.A77]+1" office:value-type="float" office:value="72">
            <text:p>72</text:p>
          </table:table-cell>
          <table:table-cell/>
          <table:table-cell office:value-type="string">
            <text:p>err_txt_ca_noroot</text:p>
          </table:table-cell>
          <table:table-cell/>
          <table:table-cell table:style-name="ce19" office:value-type="string">
            <text:p>eManca certificato root CNIPA</text:p>
          </table:table-cell>
          <table:table-cell table:number-columns-repeated="1019"/>
        </table:table-row>
        <table:table-row table:style-name="ro1">
          <table:table-cell table:formula="oooc:=[.A78]+1" office:value-type="float" office:value="73">
            <text:p>73</text:p>
          </table:table-cell>
          <table:table-cell/>
          <table:table-cell office:value-type="string">
            <text:p>err_txt_ca_exp</text:p>
          </table:table-cell>
          <table:table-cell/>
          <table:table-cell table:style-name="ce19" office:value-type="string">
            <text:p>eCA accreditata, certificato CA scaduto</text:p>
          </table:table-cell>
          <table:table-cell table:number-columns-repeated="1019"/>
        </table:table-row>
        <table:table-row table:style-name="ro1">
          <table:table-cell table:formula="oooc:=[.A79]+1" office:value-type="float" office:value="74">
            <text:p>74</text:p>
          </table:table-cell>
          <table:table-cell/>
          <table:table-cell office:value-type="string">
            <text:p>err_txt_ca_ko_exp</text:p>
          </table:table-cell>
          <table:table-cell/>
          <table:table-cell table:style-name="ce19" office:value-type="string">
            <text:p>eCA non accreditata, certificato CA scaduto</text:p>
          </table:table-cell>
          <table:table-cell table:number-columns-repeated="1019"/>
        </table:table-row>
        <table:table-row table:style-name="ro1">
          <table:table-cell table:formula="oooc:=[.A80]+1" office:value-type="float" office:value="75">
            <text:p>75</text:p>
          </table:table-cell>
          <table:table-cell/>
          <table:table-cell office:value-type="string">
            <text:p>err_txt_ca_unkn</text:p>
          </table:table-cell>
          <table:table-cell/>
          <table:table-cell table:style-name="ce19" office:value-type="string">
            <text:p>eCA non controllata (opzioni)</text:p>
          </table:table-cell>
          <table:table-cell table:number-columns-repeated="1019"/>
        </table:table-row>
        <table:table-row table:style-name="ro1">
          <table:table-cell table:formula="oooc:=[.A81]+1" office:value-type="float" office:value="76">
            <text:p>76</text:p>
          </table:table-cell>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formula="oooc:=[.A82]+1" office:value-type="float" office:value="77">
            <text:p>77</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formula="oooc:=[.A83]+1" office:value-type="float" office:value="78">
            <text:p>78</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formula="oooc:=[.A84]+1" office:value-type="float" office:value="79">
            <text:p>79</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formula="oooc:=[.A85]+1" office:value-type="float" office:value="80">
            <text:p>80</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formula="oooc:=[.A86]+1" office:value-type="float" office:value="81">
            <text:p>81</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formula="oooc:=[.A87]+1" office:value-type="float" office:value="82">
            <text:p>82</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formula="oooc:=[.A88]+1" office:value-type="float" office:value="83">
            <text:p>83</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formula="oooc:=[.A89]+1" office:value-type="float" office:value="84">
            <text:p>84</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formula="oooc:=[.A90]+1" office:value-type="float" office:value="85">
            <text:p>85</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formula="oooc:=[.A91]+1" office:value-type="float" office:value="86">
            <text:p>86</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formula="oooc:=[.A92]+1" office:value-type="float" office:value="87">
            <text:p>87</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formula="oooc:=[.A93]+1" office:value-type="float" office:value="88">
            <text:p>88</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formula="oooc:=[.A94]+1" office:value-type="float" office:value="89">
            <text:p>89</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formula="oooc:=[.A95]+1" office:value-type="float" office:value="90">
            <text:p>90</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formula="oooc:=[.A96]+1" office:value-type="float" office:value="91">
            <text:p>91</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formula="oooc:=[.A97]+1" office:value-type="float" office:value="92">
            <text:p>92</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formula="oooc:=[.A98]+1" office:value-type="float" office:value="93">
            <text:p>93</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formula="oooc:=[.A99]+1" office:value-type="float" office:value="94">
            <text:p>94</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formula="oooc:=[.A100]+1" office:value-type="float" office:value="95">
            <text:p>95</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formula="oooc:=[.A101]+1" office:value-type="float" office:value="96">
            <text:p>96</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formula="oooc:=[.A102]+1" office:value-type="float" office:value="97">
            <text:p>97</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formula="oooc:=[.A103]+1" office:value-type="float" office:value="98">
            <text:p>98</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formula="oooc:=[.A104]+1" office:value-type="float" office:value="99">
            <text:p>99</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formula="oooc:=[.A105]+1" office:value-type="float" office:value="100">
            <text:p>100</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formula="oooc:=[.A106]+1" office:value-type="float" office:value="101">
            <text:p>101</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formula="oooc:=[.A107]+1" office:value-type="float" office:value="102">
            <text:p>102</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formula="oooc:=[.A108]+1" office:value-type="float" office:value="103">
            <text:p>103</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formula="oooc:=[.A109]+1" office:value-type="float" office:value="104">
            <text:p>104</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formula="oooc:=[.A110]+1" office:value-type="float" office:value="105">
            <text:p>105</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formula="oooc:=[.A111]+1" office:value-type="float" office:value="106">
            <text:p>106</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formula="oooc:=[.A112]+1" office:value-type="float" office:value="107">
            <text:p>107</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formula="oooc:=[.A113]+1" office:value-type="float" office:value="108">
            <text:p>108</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formula="oooc:=[.A114]+1" office:value-type="float" office:value="109">
            <text:p>109</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formula="oooc:=[.A115]+1" office:value-type="float" office:value="110">
            <text:p>110</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formula="oooc:=[.A116]+1" office:value-type="float" office:value="111">
            <text:p>111</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formula="oooc:=[.A117]+1" office:value-type="float" office:value="112">
            <text:p>112</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formula="oooc:=[.A118]+1" office:value-type="float" office:value="113">
            <text:p>113</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formula="oooc:=[.A119]+1" office:value-type="float" office:value="114">
            <text:p>114</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formula="oooc:=[.A120]+1" office:value-type="float" office:value="115">
            <text:p>115</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formula="oooc:=[.A121]+1" office:value-type="float" office:value="116">
            <text:p>116</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formula="oooc:=[.A122]+1" office:value-type="float" office:value="117">
            <text:p>117</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formula="oooc:=[.A123]+1" office:value-type="float" office:value="118">
            <text:p>118</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formula="oooc:=[.A124]+1" office:value-type="float" office:value="119">
            <text:p>119</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formula="oooc:=[.A125]+1" office:value-type="float" office:value="120">
            <text:p>120</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formula="oooc:=[.A126]+1" office:value-type="float" office:value="121">
            <text:p>121</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formula="oooc:=[.A127]+1" office:value-type="float" office:value="122">
            <text:p>122</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formula="oooc:=[.A128]+1" office:value-type="float" office:value="123">
            <text:p>123</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formula="oooc:=[.A129]+1" office:value-type="float" office:value="124">
            <text:p>124</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formula="oooc:=[.A130]+1" office:value-type="float" office:value="125">
            <text:p>125</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formula="oooc:=[.A131]+1" office:value-type="float" office:value="126">
            <text:p>126</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formula="oooc:=[.A132]+1" office:value-type="float" office:value="127">
            <text:p>127</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formula="oooc:=[.A133]+1" office:value-type="float" office:value="128">
            <text:p>128</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formula="oooc:=[.A134]+1" office:value-type="float" office:value="129">
            <text:p>129</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formula="oooc:=[.A135]+1" office:value-type="float" office:value="130">
            <text:p>130</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formula="oooc:=[.A136]+1" office:value-type="float" office:value="131">
            <text:p>131</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formula="oooc:=[.A137]+1" office:value-type="float" office:value="132">
            <text:p>132</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formula="oooc:=[.A138]+1" office:value-type="float" office:value="133">
            <text:p>133</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formula="oooc:=[.A139]+1" office:value-type="float" office:value="134">
            <text:p>134</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formula="oooc:=[.A140]+1" office:value-type="float" office:value="135">
            <text:p>135</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formula="oooc:=[.A141]+1" office:value-type="float" office:value="136">
            <text:p>136</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formula="oooc:=[.A142]+1" office:value-type="float" office:value="137">
            <text:p>137</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formula="oooc:=[.A143]+1" office:value-type="float" office:value="138">
            <text:p>138</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formula="oooc:=[.A144]+1" office:value-type="float" office:value="139">
            <text:p>139</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formula="oooc:=[.A145]+1" office:value-type="float" office:value="140">
            <text:p>140</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formula="oooc:=[.A146]+1" office:value-type="float" office:value="141">
            <text:p>141</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formula="oooc:=[.A147]+1" office:value-type="float" office:value="142">
            <text:p>142</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formula="oooc:=[.A148]+1" office:value-type="float" office:value="143">
            <text:p>143</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formula="oooc:=[.A149]+1" office:value-type="float" office:value="144">
            <text:p>144</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number-columns-repeated="1024"/>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number-columns-repeated="1024"/>
        </table:table-row>
        <table:table-row table:style-name="ro1">
          <table:table-cell table:number-columns-repeated="3"/>
          <table:table-cell table:style-name="ce15"/>
          <table:table-cell table:number-columns-repeated="1020"/>
        </table:table-row>
        <table:table-row table:style-name="ro1" table:number-rows-repeated="2">
          <table:table-cell table:number-columns-repeated="3"/>
          <table:table-cell table:style-name="Default"/>
          <table:table-cell table:number-columns-repeated="1020"/>
        </table:table-row>
        <table:table-row table:style-name="ro1" table:number-rows-repeated="32612">
          <table:table-cell table:number-columns-repeated="1024"/>
        </table:table-row>
        <table:table-row table:style-name="ro3" table:number-rows-repeated="32759">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8:34:1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71</meta:editing-cycles>
    <meta:creation-date>2008-05-04T10:18:05</meta:creation-date>
    <dc:date>2009-05-24T18:34:12</dc:date>
    <dc:creator>Giuseppe Castagno</dc:creator>
    <meta:editing-duration>PT37H38M01S</meta:editing-duration>
    <meta:document-statistic meta:table-count="6" meta:cell-count="140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